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4.54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n:0:0.4375</text:p>
          </table:table-cell>
          <table:table-cell office:value-type="string">
            <text:p>args:Namespace(input_file='../images/kodim07.png')</text:p>
          </table:table-cell>
          <table:table-cell office:value-type="string">
            <text:p>main:0:0.390625</text:p>
          </table:table-cell>
          <table:table-cell/>
          <table:table-cell table:number-columns-repeated="3" office:value-type="string">
            <text:p>args:Namespace(input_file='../images/kodim07.png')</text:p>
          </table:table-cell>
        </table:table-row>
        <table:table-row table:style-name="ro1">
          <table:table-cell/>
          <table:table-cell office:value-type="string">
            <text:p>args:Namespace(input_file='../images/kodim07.png')</text:p>
          </table:table-cell>
          <table:table-cell office:value-type="string">
            <text:p>main:0:0.4375</text:p>
          </table:table-cell>
          <table:table-cell office:value-type="string">
            <text:p>args:Namespace(input_file='../images/kodim07.png')</text:p>
          </table:table-cell>
          <table:table-cell/>
          <table:table-cell office:value-type="string">
            <text:p>main:0:0.546875</text:p>
          </table:table-cell>
          <table:table-cell office:value-type="string">
            <text:p>main:0:0.53125</text:p>
          </table:table-cell>
          <table:table-cell office:value-type="string">
            <text:p>main:0:0.5</text:p>
          </table:table-cell>
        </table:table-row>
        <table:table-row table:style-name="ro1">
          <table:table-cell/>
          <table:table-cell table:number-columns-repeated="2" office:value-type="string">
            <text:p>load file:kodim07.png</text:p>
          </table:table-cell>
          <table:table-cell office:value-type="string">
            <text:p>##############################</text:p>
          </table:table-cell>
          <table:table-cell/>
          <table:table-cell table:number-columns-repeated="3" office:value-type="string">
            <text:p>load file:kodim07.png</text:p>
          </table:table-cell>
        </table:table-row>
        <table:table-row table:style-name="ro1">
          <table:table-cell/>
          <table:table-cell table:number-columns-repeated="2" office:value-type="string">
            <text:p>##############################</text:p>
          </table:table-cell>
          <table:table-cell office:value-type="string">
            <text:p>load file:kodim07.png</text:p>
          </table:table-cell>
          <table:table-cell/>
          <table:table-cell office:value-type="string">
            <text:p>main:1:0.734375</text:p>
          </table:table-cell>
          <table:table-cell table:number-columns-repeated="2" office:value-type="string">
            <text:p>main:1:0.703125</text:p>
          </table:table-cell>
        </table:table-row>
        <table:table-row table:style-name="ro1">
          <table:table-cell/>
          <table:table-cell office:value-type="string">
            <text:p>main:1:0.59375</text:p>
          </table:table-cell>
          <table:table-cell office:value-type="string">
            <text:p>main:1:0.609375</text:p>
          </table:table-cell>
          <table:table-cell office:value-type="string">
            <text:p>main:1:0.515625</text:p>
          </table:table-cell>
          <table:table-cell/>
          <table:table-cell office:value-type="string">
            <text:p>draw:2:0.8125</text:p>
          </table:table-cell>
          <table:table-cell office:value-type="string">
            <text:p>draw:2:0.765625</text:p>
          </table:table-cell>
          <table:table-cell office:value-type="string">
            <text:p>draw:2:0.78125</text:p>
          </table:table-cell>
        </table:table-row>
        <table:table-row table:style-name="ro1">
          <table:table-cell/>
          <table:table-cell office:value-type="string">
            <text:p>imread:2:0.59375</text:p>
          </table:table-cell>
          <table:table-cell office:value-type="string">
            <text:p>imread:2:0.609375</text:p>
          </table:table-cell>
          <table:table-cell office:value-type="string">
            <text:p>imread:2:0.515625</text:p>
          </table:table-cell>
          <table:table-cell/>
          <table:table-cell office:value-type="string">
            <text:p>draw:3:0.859375</text:p>
          </table:table-cell>
          <table:table-cell office:value-type="string">
            <text:p>draw:3:0.8125</text:p>
          </table:table-cell>
          <table:table-cell office:value-type="string">
            <text:p>draw:3:0.828125</text:p>
          </table:table-cell>
        </table:table-row>
        <table:table-row table:style-name="ro1">
          <table:table-cell/>
          <table:table-cell office:value-type="string">
            <text:p>imread:3:0.609375</text:p>
          </table:table-cell>
          <table:table-cell office:value-type="string">
            <text:p>imread:3:0.640625</text:p>
          </table:table-cell>
          <table:table-cell office:value-type="string">
            <text:p>imread:3:0.546875</text:p>
          </table:table-cell>
          <table:table-cell/>
          <table:table-cell office:value-type="string">
            <text:p>draw:4:0.90625</text:p>
          </table:table-cell>
          <table:table-cell table:number-columns-repeated="2" office:value-type="string">
            <text:p>draw:4:0.875</text:p>
          </table:table-cell>
        </table:table-row>
        <table:table-row table:style-name="ro1">
          <table:table-cell/>
          <table:table-cell office:value-type="string">
            <text:p>set_image:4:0.625</text:p>
          </table:table-cell>
          <table:table-cell office:value-type="string">
            <text:p>set_image:4:0.640625</text:p>
          </table:table-cell>
          <table:table-cell office:value-type="string">
            <text:p>set_image:4:0.54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5:0.625</text:p>
          </table:table-cell>
          <table:table-cell office:value-type="string">
            <text:p>set_image:5:0.640625</text:p>
          </table:table-cell>
          <table:table-cell office:value-type="string">
            <text:p>set_image:5:0.54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6:0.625</text:p>
          </table:table-cell>
          <table:table-cell office:value-type="string">
            <text:p>set_image:6:0.640625</text:p>
          </table:table-cell>
          <table:table-cell office:value-type="string">
            <text:p>set_image:6:0.54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7:0.625</text:p>
          </table:table-cell>
          <table:table-cell office:value-type="string">
            <text:p>set_image:7:0.65625</text:p>
          </table:table-cell>
          <table:table-cell office:value-type="string">
            <text:p>set_image:7:0.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8:0.640625</text:p>
          </table:table-cell>
          <table:table-cell office:value-type="string">
            <text:p>set_image:8:0.671875</text:p>
          </table:table-cell>
          <table:table-cell office:value-type="string">
            <text:p>set_image:8:0.59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n:9:0.640625</text:p>
          </table:table-cell>
          <table:table-cell office:value-type="string">
            <text:p>main:9:0.671875</text:p>
          </table:table-cell>
          <table:table-cell office:value-type="string">
            <text:p>main:9:0.59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n:10:0.640625</text:p>
          </table:table-cell>
          <table:table-cell office:value-type="string">
            <text:p>main:10:0.671875</text:p>
          </table:table-cell>
          <table:table-cell office:value-type="string">
            <text:p>main:10:0.59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1:0.703125</text:p>
          </table:table-cell>
          <table:table-cell office:value-type="string">
            <text:p>draw:11:0.734375</text:p>
          </table:table-cell>
          <table:table-cell office:value-type="string">
            <text:p>draw:11:0.640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2:0.703125</text:p>
          </table:table-cell>
          <table:table-cell office:value-type="string">
            <text:p>draw:12:0.734375</text:p>
          </table:table-cell>
          <table:table-cell office:value-type="string">
            <text:p>draw:12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3:0.703125</text:p>
          </table:table-cell>
          <table:table-cell office:value-type="string">
            <text:p>set_image:13:0.734375</text:p>
          </table:table-cell>
          <table:table-cell office:value-type="string">
            <text:p>set_image:13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4:0.703125</text:p>
          </table:table-cell>
          <table:table-cell office:value-type="string">
            <text:p>set_image:14:0.734375</text:p>
          </table:table-cell>
          <table:table-cell office:value-type="string">
            <text:p>set_image:14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5:0.703125</text:p>
          </table:table-cell>
          <table:table-cell office:value-type="string">
            <text:p>set_image:15:0.734375</text:p>
          </table:table-cell>
          <table:table-cell office:value-type="string">
            <text:p>set_image:15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6:0.734375</text:p>
          </table:table-cell>
          <table:table-cell office:value-type="string">
            <text:p>set_image:16:0.75</text:p>
          </table:table-cell>
          <table:table-cell office:value-type="string">
            <text:p>set_image:16:0.671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7:0.75</text:p>
          </table:table-cell>
          <table:table-cell office:value-type="string">
            <text:p>set_image:17:0.78125</text:p>
          </table:table-cell>
          <table:table-cell office:value-type="string">
            <text:p>set_image:17:0.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8:0.75</text:p>
          </table:table-cell>
          <table:table-cell office:value-type="string">
            <text:p>draw:18:0.78125</text:p>
          </table:table-cell>
          <table:table-cell office:value-type="string">
            <text:p>draw:18:0.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9:0.75</text:p>
          </table:table-cell>
          <table:table-cell office:value-type="string">
            <text:p>draw:19:0.78125</text:p>
          </table:table-cell>
          <table:table-cell office:value-type="string">
            <text:p>draw:19:0.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0:0.75</text:p>
          </table:table-cell>
          <table:table-cell office:value-type="string">
            <text:p>draw:20:0.78125</text:p>
          </table:table-cell>
          <table:table-cell office:value-type="string">
            <text:p>draw:20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1:0.75</text:p>
          </table:table-cell>
          <table:table-cell office:value-type="string">
            <text:p>set_image:21:0.78125</text:p>
          </table:table-cell>
          <table:table-cell office:value-type="string">
            <text:p>set_image:21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2:0.75</text:p>
          </table:table-cell>
          <table:table-cell office:value-type="string">
            <text:p>set_image:22:0.78125</text:p>
          </table:table-cell>
          <table:table-cell office:value-type="string">
            <text:p>set_image:22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3:0.75</text:p>
          </table:table-cell>
          <table:table-cell office:value-type="string">
            <text:p>set_image:23:0.78125</text:p>
          </table:table-cell>
          <table:table-cell office:value-type="string">
            <text:p>set_image:23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4:0.765625</text:p>
          </table:table-cell>
          <table:table-cell office:value-type="string">
            <text:p>set_image:24:0.796875</text:p>
          </table:table-cell>
          <table:table-cell office:value-type="string">
            <text:p>set_image:24:0.71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5:0.796875</text:p>
          </table:table-cell>
          <table:table-cell office:value-type="string">
            <text:p>set_image:25:0.828125</text:p>
          </table:table-cell>
          <table:table-cell office:value-type="string">
            <text:p>set_image:25:0.734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6:0.796875</text:p>
          </table:table-cell>
          <table:table-cell office:value-type="string">
            <text:p>draw:26:0.828125</text:p>
          </table:table-cell>
          <table:table-cell office:value-type="string">
            <text:p>draw:26:0.734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7:0.796875</text:p>
          </table:table-cell>
          <table:table-cell office:value-type="string">
            <text:p>draw:27:0.828125</text:p>
          </table:table-cell>
          <table:table-cell office:value-type="string">
            <text:p>draw:27:0.734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8:0.796875</text:p>
          </table:table-cell>
          <table:table-cell office:value-type="string">
            <text:p>draw:28:0.828125</text:p>
          </table:table-cell>
          <table:table-cell office:value-type="string">
            <text:p>draw:28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9:0.796875</text:p>
          </table:table-cell>
          <table:table-cell office:value-type="string">
            <text:p>set_image:29:0.828125</text:p>
          </table:table-cell>
          <table:table-cell office:value-type="string">
            <text:p>set_image:29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0:0.796875</text:p>
          </table:table-cell>
          <table:table-cell office:value-type="string">
            <text:p>set_image:30:0.828125</text:p>
          </table:table-cell>
          <table:table-cell office:value-type="string">
            <text:p>set_image:30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1:0.796875</text:p>
          </table:table-cell>
          <table:table-cell office:value-type="string">
            <text:p>set_image:31:0.828125</text:p>
          </table:table-cell>
          <table:table-cell office:value-type="string">
            <text:p>set_image:31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2:0.8125</text:p>
          </table:table-cell>
          <table:table-cell office:value-type="string">
            <text:p>set_image:32:0.828125</text:p>
          </table:table-cell>
          <table:table-cell office:value-type="string">
            <text:p>set_image:32:0.7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3:0.84375</text:p>
          </table:table-cell>
          <table:table-cell office:value-type="string">
            <text:p>set_image:33:0.859375</text:p>
          </table:table-cell>
          <table:table-cell office:value-type="string">
            <text:p>set_image:33:0.78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34:0.84375</text:p>
          </table:table-cell>
          <table:table-cell office:value-type="string">
            <text:p>draw:34:0.859375</text:p>
          </table:table-cell>
          <table:table-cell office:value-type="string">
            <text:p>draw:34:0.78125</text:p>
          </table:table-cell>
          <table:table-cell table:number-columns-repeated="4"/>
        </table:table-row>
      </table:table>
      <table:table table:name="imread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2">
          <table:table-cell office:value-type="string">
            <text:p>1,imread。</text:p>
          </table:table-cell>
        </table:table-row>
        <table:table-row table:style-name="ro1">
          <table:table-cell office:value-type="string">
            <text:p><text:s text:c="2"/>◇np.fromfile &amp; cv2.imdecode</text:p>
          </table:table-cell>
        </table:table-row>
        <table:table-row table:style-name="ro1">
          <table:table-cell office:value-type="string">
            <text:p><text:s text:c="4"/>imread:18:7.5625</text:p>
          </table:table-cell>
        </table:table-row>
        <table:table-row table:style-name="ro1">
          <table:table-cell office:value-type="string">
            <text:p><text:s text:c="4"/>imread:19:7.640625</text:p>
          </table:table-cell>
        </table:table-row>
        <table:table-row table:style-name="ro1">
          <table:table-cell office:value-type="string">
            <text:p><text:s text:c="2"/>◇np.asarray &amp; cv2.imdecode</text:p>
          </table:table-cell>
        </table:table-row>
        <table:table-row table:style-name="ro1">
          <table:table-cell office:value-type="string">
            <text:p><text:s text:c="4"/>imread:8:6.71875</text:p>
          </table:table-cell>
        </table:table-row>
        <table:table-row table:style-name="ro1">
          <table:table-cell office:value-type="string">
            <text:p><text:s text:c="4"/>imread:9:6.796875</text:p>
          </table:table-cell>
        </table:table-row>
        <table:table-row table:style-name="ro2">
          <table:table-cell office:value-type="string">
            <text:p><text:s text:c="2"/>→0.8秒とほぼ変わらず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2018/07/15</text:date>, <text:time>02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1S</meta:editing-duration>
    <meta:editing-cycles>8</meta:editing-cycles>
    <meta:generator>OpenOffice/4.1.3$Win32 OpenOffice.org_project/413m1$Build-9783</meta:generator>
    <dc:date>2018-07-15T02:27:18.19</dc:date>
    <meta:document-statistic meta:table-count="3" meta:cell-count="147" meta:object-count="0"/>
    <meta:user-defined meta:name="Info 1"/>
    <meta:user-defined meta:name="Info 2"/>
    <meta:user-defined meta:name="Info 3"/>
    <meta:user-defined meta:name="Info 4"/>
  </office:meta>
</office:document-meta>
</file>